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1A0000002CA017ED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Text_20_body" style:list-style-name="L2">
      <style:paragraph-properties fo:margin-left="-1.251cm" fo:margin-right="0cm" fo:text-indent="0cm" style:auto-text-indent="false"/>
    </style:style>
    <style:style style:name="P5" style:family="paragraph" style:parent-style-name="Text_20_body">
      <style:text-properties style:font-name="Arial" fo:language="de" fo:country="DE" fo:font-style="normal" fo:background-color="transparent"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aktor Zehn Community</text:h>
      <text:h text:style-name="P1" text:outline-level="1">Ein Open-Source Modell für versicherungsfachliche Standardsoftware</text:h>
      <text:p text:style-name="Text_20_body"/>
      <text:h text:style-name="Heading_20_1" text:outline-level="1">Die Idee</text:h>
      <text:p text:style-name="Text_20_body"/>
      <text:p text:style-name="Text_20_body">In vielen Bereichen der System- und Anwendungsoftware ist Open Source längst ein erfolgreiches Modell für Standardsoftware-Entwicklung geworden. </text:p>
      <text:p text:style-name="Text_20_body">Linux, Apache und Open Office sind nur drei Beispiele für weltweit frei verfügbare, qualitativ hochwertige und leistungsfähige Entwicklungen, die auch in Umfeldern mit hohem Sicherheits- und Investitionsschutzbedarf etabliert sind.</text:p>
      <text:p text:style-name="Text_20_body"/>
      <text:p text:style-name="Text_20_body">Die <text:span text:style-name="T1">Faktor Zehn Community</text:span><text:span text:style-name="T2"> bietet ein Modell für die Übertragung dieser Erfolgsmodelle in den Bereich versicherungsfachlicher Standardsoftware. Grundidee ist dabei, versicherungsfachliche Systeme wie Bestand, Produkt, Schaden etc. <text:s/>in einer Gemeinschaft (Community) von Anwendern gemeinsam weiterzuentwickeln. Neu dabei ist, die Software in ihrem Quellcode frei verfügbar zu machen und für die Nutzung keine Lizenzgebühren zu erheben. </text:span></text:p>
      <text:p text:style-name="P2">Wie kann ein solches Modell funktionieren, ohne wie im Falle von bspw. Linux auf eine weltweite Basis von <text:s/>lose organisierten Entwicklungsteams aufbauen zu können?</text:p>
      <text:p text:style-name="P2">Mitglieder, welche die gemeinsam entwickelte Software kommerziell nutzen, also z.B. Versicherungsunternehmen, die damit Vertragsinformationen verwalten, verpflichten sich, an den Prozessen der Community teilzunehmen. Diese Prozesse regeln die Planung und Durchführung von Weiterentwicklung, Test und Dokumentation der Software. Gemeinsam werden Anforderungen gestellt, bewertet und letztlich in Form einer Releaseplanung in Entwicklungsaufträge umgesetzt. Auch die Finanzierung der Entwicklungsaufträge wird in der Community geklärt. Die Community sorgt dafür, dass Software in einem transparenten Planungs- und Entwicklungsprozess hergestellt wird. Sie bietet eine einheitliche Infrastruktur für Entwicklung und Bereitstellung der Software-Releases und gewährleistet die Qualitätssicherung in Architektur, Schnittstellenentwurf und Laufzeit-Tests.</text:p>
      <text:p text:style-name="P2">Vereinfacht gesprochen ist die Community die Synthese von „User-Group“ und Standardsoftware-Hersteller in der Eigenregie der Anwender.</text:p>
      <text:p text:style-name="P2">Die Community erwirtschaftet keinen Gewinn. Die durch die Prozesse entstehenden Kosten sind gering und werden durch die Teilnehmer in Form einer jährlichen Mitgliedsgebühr getragen.</text:p>
      <text:p text:style-name="P2">Bereits vorhandene Funktionalität der Software ist für alle Mitglieder ohne Kosten frei nutzbar. Zusätzliche, neue Entwicklungen werden entweder durch die Mitglieder selbst vorgenommen oder in Form von Aufträgen an Dienstleister extern vergeben. Leistungen in der Weiterentwicklung der Software werden damit nur einmal bezahlt.</text:p>
      <text:p text:style-name="P2">Durch die freie Verfügbarkeit ist die Qualität der Software jederzeit nachprüfbar. Es gibt keine proprietären Teile, die die Abhängigkeit von einzelnen Herstellern zementieren. Im Gegenteil schafft die quelloffene Software die Voraussetzung für einen echten Anbietermarkt, der gleichzeitig Investitionsschutz und Unabhängigkeit für das Versicherungsunternehmen gewährleistet.</text:p>
      <text:h text:style-name="Heading_20_1" text:outline-level="1">Organisation</text:h>
      <text:p text:style-name="Text_20_body"/>
      <text:p text:style-name="Standard">Für jede fachliche Komponente des Systems (z.B. Produkt, Bestand etc.) existiert in der Community eine Komponentengremium. Dieses setzt sich aus Vertretern der kommerziell nutzenden Unternehmen zusammen. </text:p>
      <text:p text:style-name="Standard"/>
      <text:p text:style-name="Standard">Jedes Gremium bestimmt einen Komponentenverantwortlichen, der als Entwicklungsleiter fungiert und an das Gremium berichtet. Seine Aufgabe ist es, Anforderungen der Mitglieder aufzunehmen, <text:s/>zu qualifizieren und im Sinne von Aufwandschätzungen auch zu quantifizieren. Insbesondere wählt der Komponentenverantwortliche aus der Menge der Gesamtanforderungen diejenigen aus, die er für den Leistungsumfang der Standardsoftware für geeignet hält. </text:p>
      <text:p text:style-name="Standard"/>
      <text:p text:style-name="Standard">Er erstellt aus diesen Anforderungen unter Berücksichtigung der Prioritäten einen oder mehrere Vorschläge eines Releaseplans. Dieser wird im Komponentengremium diskutiert, budgetiert und mehrheitlich verabschiedet. </text:p>
      <text:p text:style-name="Standard"/>
      <text:p text:style-name="Standard">Der Komponentenverantwortliche überwacht die Beauftragung und Durchführung der mit dem Releaseplan verbundenen Entwicklungsaufträge. Er sorgt ferner auch als QS-Verantwortlicher für die Qualität der Ergebnisse und stellt schließlich das entstandene Release den Mitgliedern zur Verfügung.</text:p>
      <text:p text:style-name="Standard"/>
      <text:p text:style-name="Standard">Ein kommerzielles Mitglied verpflichtet sich zur Teilnahme an den Gremien für die Dauer eines Jahres. Danach ist dem Mitglied freigestellt, die Teilnahme an der Community fortzusetzen oder einzustellen. Nimmt das Mitglied an der Community nicht mehr teil, so darf es die Software dennoch weiter kommerziell nutzen.</text:p>
      <text:p text:style-name="Standard"/>
      <text:p text:style-name="Standard"/>
      <text:h text:style-name="Heading_20_1" text:outline-level="1">Standardsoftware und individuelle Entwicklungen </text:h>
      <text:p text:style-name="Text_20_body"/>
      <text:p text:style-name="Text_20_body">Ein Mitglied der Community kann sich entscheiden, bestimmte Entwicklungen nicht im Rahmen des o.g. Releaseprozesses durchführen zu lassen (indiv. Beauftragung Dritter oder Eigenentwicklung). Diese Weiterentwicklungen sind dann zunächst nicht Teil der jeweiligen Standardsoftware-Komponente, sondern müssen anschließend individuell gepflegt und weiterentwickelt werden. </text:p>
      <text:p text:style-name="Text_20_body">Das Mitglied kann sich jedoch für diese Entwicklungen durch den Komponentenverantwortlichen hinsichtlich Architektur und Schnittstellen beraten lassen, um beispielsweise die Entwicklung zu einem späteren Zeitpunkt in ein Folge-Release aufnehmen zu lassen.</text:p>
      <text:p text:style-name="Text_20_body"><text:s/></text:p>
      <text:h text:style-name="P3" text:outline-level="1">Kernpunkte und Vorteile des Modells</text:h>
      <text:p text:style-name="Text_20_body"/>
      <text:list text:style-name="L2">
        <text:list-item>
          <text:p text:style-name="P4">Quelloffene Softwaresysteme, frei verfügbar für Evaluation und Testzwecke</text:p>
        </text:list-item>
        <text:list-item>
          <text:p text:style-name="P4">Organisierte Weiterentwicklung in einer Interessengemeinschaft bietet Qualität und Transparenz</text:p>
        </text:list-item>
        <text:list-item>
          <text:p text:style-name="P4">Keine langfristige Bindung/Abhängigkeit <text:s/>der Mitglieder</text:p>
        </text:list-item>
        <text:list-item>
          <text:p text:style-name="P4">Investitionssicherheit <text:s/>durch einfache Ausstiegsmöglichkeiten und Schaffung eines Anbietermarktes</text:p>
        </text:list-item>
        <text:list-item>
          <text:p text:style-name="P4">Kostenvorteile für Mitglieder: Erstentwicklung ohne Kosten, Weiterentwicklung/Wartung in Kostenteilung </text:p>
        </text:list-item>
        <text:list-item>
          <text:p text:style-name="P4">Individuelle Entwicklungen jederzeit möglich</text:p>
        </text:list-item>
      </text:list>
      <text:p text:style-name="Text_20_body"/>
      <text:h text:style-name="Heading_20_1" text:outline-level="1">FAQ</text:h>
      <text:p text:style-name="P2"/>
      <text:p text:style-name="P2">F: Was geschieht mit individuellen Entwicklungen, die nicht für Wettbewerber zugänglich sein sollen?</text:p>
      <text:p text:style-name="P2">A: Es besteht für alle Weiterentwicklungen die Option, sie individuell ergänzend zu den Community-Releaseständen zu entwickeln. Die Rechte an solchen Entwicklungen verbleiben im jeweiligen Unternehmen.</text:p>
      <text:p text:style-name="P2">F: Was geschieht im Falle besonders dringender Anforderungen? </text:p>
      <text:p text:style-name="P2">A: Auch besonders dringende Anforderungen können außerhalb des Releaseplans individuell beauftragt oder selbst entwickelt werden. Sollen dafür später jedoch die Vorteile der Community-basierten Entwicklung genutzt werden, so empfiehlt sich, die Entwicklung mit dem Komponentenverantwortlichen bzgl. Architektur und Schnittstellen abzustimmen.</text:p>
      <text:p text:style-name="P2">F: Ich habe mir die Software angeschaut, und ich möchte sie (oder nur Teile davon) einsetzen. Kann ich sie einfach in meine operativen Systeme einbauen? </text:p>
      <text:p text:style-name="P2">A: Ja, aber für kommerzielle Nutzung ist eine Teilnahme an den Community Prozessen verpflichtend.</text:p>
      <text:p text:style-name="P2">F: Die kostenpflichtige Teilnahme an der Community klingt wie eine versteckte Lizenzgebühr? </text:p>
      <text:p text:style-name="P2">A: Der Mitgliedsbeitrag dient lediglich zur Deckung der Kosten der Community, wie IT-Infrastruktur (Betrieb Web-Site, Release-System, Change-Management) und Organisation der Mitgliedertreffen. <text:s/>Er <text:s/>liegt typisch weit unter einer Lizenzgebühr für versicherungsfachliche Standardsoftware. Die Verwendung der Mitgliedsbeiträge wird in der Community transparent und nachvollziehbar dokumentiert. Weiterentwicklungen der Software werden im Rahmen des Releaseprozesses unabhängig finanziert.</text:p>
      <text:p text:style-name="P5">F: Wie können andere IT-Dienstleister mitwirken?Welche Rolle spielt die Faktor Zehn GmbH? </text:p>
      <text:p text:style-name="P5">A: Faktor Zehn hat in der Organisation der Community keine bevorzugte Rolle. Jeder geeignete Anbieter von Dienstleistungen ist eingeladen, sich unter Anerkennung der Community-Prozesse an der Weiterentwicklung zu beteiligen. </text:p>
      <text:p text:style-name="P5">F: Das hört sich an wie „alter Wein in neuen Schläuchen“. Entwicklungsgemeinschaften von Versicherungsunternehmen sind in der Vergangenheit nicht gerade Erfolgsmodelle gewesen?</text:p>
      <text:p text:style-name="P5">A: <text:s/>Der Erfolg des Modells hängt natürlich von der Bereitschaft der Mitglieder zu aktiver Mitarbeit ab. Die Community bietet dafür eigens gestaltete Rahmenbedingungen, die dies fördern. Die Eintrittsschwelle ist niedrig, das Investitionsrisiko gering, so dass die aktive <text:s/>Teilnahme für Unternehmen große Chancen bie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körper_20_eingerückt" style:display-name="Textkörper eingerückt" style:family="paragraph" style:parent-style-name="Text_20_body" style:class="text">
      <style:paragraph-properties fo:margin-left="0.499cm" fo:margin-right="0cm" fo:text-indent="0cm" style:auto-text-indent="false"/>
      <style:text-properties style:font-name="Arial" fo:language="de" fo:country="D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10 Logo" text:anchor-type="paragraph" svg:width="2.812cm" svg:height="0.439cm" draw:z-index="3"><draw:image xlink:href="Pictures/100000000000011A0000002CA017EDFC.png" xlink:type="simple" xlink:show="embed" xlink:actuate="onLoad"/></draw:fram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5-06-28T22:14:36</meta:creation-date>
    <dc:creator>Dr. Florian Schwandt</dc:creator>
    <dc:date>2006-06-16T14:07:51</dc:date>
    <meta:printed-by>Dr. Florian Schwandt</meta:printed-by>
    <meta:print-date>2006-05-16T21:44:59</meta:print-date>
    <dc:language>de-DE</dc:language>
    <meta:editing-cycles>80</meta:editing-cycles>
    <meta:editing-duration>P2DT1H49M23S</meta:editing-duration>
    <meta:user-defined meta:name="Info 1"/>
    <meta:user-defined meta:name="Info 2"/>
    <meta:user-defined meta:name="Info 3"/>
    <meta:user-defined meta:name="Info 4"/>
    <meta:document-statistic meta:table-count="0" meta:image-count="1" meta:object-count="0" meta:page-count="4" meta:paragraph-count="42" meta:word-count="982" meta:character-count="7925"/>
  </office:meta>
</office:document-meta>
</file>